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33333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21cm"/>
    </style:style>
    <style:style style:name="gr1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7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0.163cm"/>
    </style:style>
    <style:style style:name="gr19" style:family="graphic" style:parent-style-name="standard">
      <style:graphic-properties svg:stroke-width="0.053cm" svg:stroke-color="#80808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9cm" fo:min-width="0.32cm"/>
    </style:style>
    <style:style style:name="gr21" style:family="graphic" style:parent-style-name="objectwithoutfill">
      <style:graphic-properties svg:stroke-width="0.053cm" svg:stroke-color="#6b2394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8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</style:style>
    <style:style style:name="gr25" style:family="graphic" style:parent-style-name="standard">
      <style:graphic-properties svg:stroke-width="0.053cm" svg:stroke-color="#6b2394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88cm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6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5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41cm"/>
    </style:style>
    <style:style style:name="gr35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top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3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8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9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3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39cm"/>
    </style:style>
    <style:style style:name="gr48" style:family="graphic" style:parent-style-name="objectwithoutfill">
      <style:graphic-properties svg:stroke-width="0.081cm" svg:stroke-color="#333333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53cm" svg:stroke-color="#008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2cm"/>
    </style:style>
    <style:style style:name="gr51" style:family="graphic" style:parent-style-name="objectwithoutfill">
      <style:graphic-properties draw:stroke="solid"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svg:stroke-width="0.053cm" svg:stroke-color="#00ff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00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draw:stroke="solid"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5" style:family="graphic" style:parent-style-name="objectwithoutfill">
      <style:graphic-properties svg:stroke-width="0.053cm" svg:stroke-color="#ff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28cm"/>
    </style:style>
    <style:style style:name="gr57" style:family="graphic" style:parent-style-name="standard">
      <style:graphic-properties svg:stroke-width="0.053cm" svg:stroke-color="#0000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0000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082cm"/>
    </style:style>
    <style:style style:name="gr60" style:family="graphic" style:parent-style-name="objectwithoutfill">
      <style:graphic-properties svg:stroke-width="0.053cm" svg:stroke-color="#ffd32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0.4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32cm"/>
    </style:style>
    <style:style style:name="gr63" style:family="graphic" style:parent-style-name="standard">
      <style:graphic-properties draw:stroke="solid" svg:stroke-width="0.081cm" svg:stroke-color="#9966cc" draw:marker-start-width="0.321cm" draw:marker-end-width="0.321cm" svg:stroke-linecap="round" draw:fill="solid" draw:fill-color="#e6e6ff" draw:textarea-horizontal-align="left" draw:auto-grow-height="true" draw:auto-grow-width="true" fo:min-height="2.821cm" fo:min-width="2.258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1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8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52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71" style:family="graphic" style:parent-style-name="objectwithoutfill">
      <style:graphic-properties svg:stroke-width="0.3cm" svg:stroke-color="#c0c0c0" draw:marker-start-width="0cm" draw:marker-end-width="0cm" svg:stroke-opacity="40%" draw:fill="none" draw:textarea-vertical-align="middle" fo:padding-top="0.275cm" fo:padding-bottom="0.275cm" fo:padding-left="0.4cm" fo:padding-right="0.4cm"/>
    </style:style>
    <style:style style:name="gr72" style:family="graphic" style:parent-style-name="objectwithoutfill">
      <style:graphic-properties svg:stroke-width="0.3cm" svg:stroke-color="#c0c0c0" draw:marker-start-width="0cm" draw:marker-end-width="0cm" svg:stroke-opacity="40%" draw:fill="none" draw:opacity="94%" draw:textarea-vertical-align="middle" fo:padding-top="0.275cm" fo:padding-bottom="0.275cm" fo:padding-left="0.4cm" fo:padding-right="0.4cm"/>
    </style:style>
    <style:style style:name="gr73" style:family="graphic" style:parent-style-name="standard">
      <style:graphic-properties draw:stroke="none" svg:stroke-width="0.75cm" svg:stroke-color="#000000" draw:fill="none" draw:fill-color="#ffffff" draw:textarea-horizontal-align="left" draw:auto-grow-height="true" draw:auto-grow-width="true" fo:min-height="0.353cm" fo:min-width="0.421cm" fo:padding-top="0.5cm" fo:padding-bottom="0.5cm" fo:padding-left="0.625cm" fo:padding-right="0.625cm"/>
    </style:style>
    <style:style style:name="gr74" style:family="graphic" style:parent-style-name="standard">
      <style:graphic-properties draw:stroke="none" svg:stroke-width="0.75cm" svg:stroke-color="#000000" draw:fill="none" draw:fill-color="#ffffff" draw:textarea-horizontal-align="left" draw:auto-grow-height="true" draw:auto-grow-width="true" fo:min-height="0.353cm" fo:min-width="0.692cm" fo:padding-top="0.5cm" fo:padding-bottom="0.5cm" fo:padding-left="0.625cm" fo:padding-right="0.625cm"/>
    </style:style>
    <style:style style:name="gr75" style:family="graphic" style:parent-style-name="standard">
      <style:graphic-properties draw:stroke="none" svg:stroke-width="0.75cm" svg:stroke-color="#000000" draw:fill="none" draw:fill-color="#ffffff" draw:textarea-horizontal-align="left" draw:auto-grow-height="true" draw:auto-grow-width="true" fo:min-height="0.353cm" fo:min-width="1.331cm" fo:padding-top="0.5cm" fo:padding-bottom="0.5cm" fo:padding-left="0.625cm" fo:padding-right="0.62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916cm"/>
    </style:style>
    <style:style style:name="gr77" style:family="graphic" style:parent-style-name="standard">
      <style:graphic-properties draw:fill-color="#ffffff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9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1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7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P3" style:family="paragraph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4" style:family="paragraph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8" style:family="paragraph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9" style:family="paragraph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P10" style:family="paragraph">
      <style:text-properties fo:color="#0000ff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font-family="'Courier New'" style:font-family-generic="modern" style:font-pitch="variable" fo:font-size="10pt" style:font-size-asian="12pt" style:font-size-complex="12pt"/>
    </style:style>
    <style:style style:name="P12" style:family="paragraph">
      <style:paragraph-properties fo:text-align="center"/>
      <style:text-properties fo:font-family="'Courier New'" style:font-family-generic="modern" style:font-pitch="variable" fo:font-size="12pt" style:font-size-asian="12pt" style:font-size-complex="12pt"/>
    </style:style>
    <style:style style:name="P13" style:family="paragraph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P14" style:family="paragraph">
      <style:text-properties fo:font-family="'Courier New'" style:font-family-generic="moder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style:style style:name="T2" style:family="text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color="#6b2394" fo:font-family="'Times New Roman'" style:font-style-name="Italic" style:font-family-generic="roman" style:font-pitch="variable" fo:font-size="9pt" style:font-size-asian="9pt" style:font-size-complex="9pt"/>
    </style:style>
    <style:style style:name="T6" style:family="text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T7" style:family="text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8" style:family="text">
      <style:text-properties style:text-position="-33% 58%"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9" style:family="text">
      <style:text-properties fo:color="#00ffff" fo:font-family="'Times New Roman'" style:font-style-name="Italic" style:font-family-generic="roman" style:font-pitch="variable" fo:font-size="9pt" style:font-size-asian="9pt" style:font-size-complex="9pt"/>
    </style:style>
    <style:style style:name="T10" style:family="text">
      <style:text-properties fo:color="#0000ff" fo:font-family="'Times New Roman'" style:font-style-name="Italic" style:font-family-generic="roman" style:font-pitch="variable" fo:font-size="9pt" style:font-size-asian="9pt" style:font-size-complex="9pt"/>
    </style:style>
    <style:style style:name="T11" style:family="text">
      <style:text-properties fo:color="#dc2300" fo:font-family="'Times New Roman'" style:font-style-name="Italic" style:font-family-generic="roman" style:font-pitch="variable" fo:font-size="9pt" style:font-size-asian="9pt" style:font-size-complex="9pt"/>
    </style:style>
    <style:style style:name="T12" style:family="text">
      <style:text-properties fo:color="#0000ff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3" style:family="text">
      <style:text-properties fo:color="#ff0000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4" style:family="text">
      <style:text-properties fo:color="#ff000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color="#00800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6" style:family="text">
      <style:text-properties fo:color="#6b2394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color="#ffd320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8" style:family="text">
      <style:text-properties fo:color="#00ffff" style:text-line-through-style="solid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9" style:family="text">
      <style:text-properties fo:font-family="'Courier New'" style:font-family-generic="modern" style:font-pitch="variable" fo:font-size="10pt" style:font-size-asian="12pt" style:font-size-complex="12pt"/>
    </style:style>
    <style:style style:name="T20" style:family="text">
      <style:text-properties fo:font-family="'Courier New'" style:font-family-generic="modern" style:font-pitch="variable" fo:font-size="12pt" style:font-size-asian="12pt" style:font-size-complex="12pt"/>
    </style:style>
    <style:style style:name="T21" style:family="text">
      <style:text-properties style:text-position="-33% 58%" fo:font-family="'Courier New'" style:font-family-generic="modern" style:font-pitch="variable" fo:font-size="12pt" style:font-size-asian="12pt" style:font-size-complex="12pt"/>
    </style:style>
    <style:style style:name="T22" style:family="text">
      <style:text-properties fo:font-family="'Courier New'" style:font-family-generic="moder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4cm" svg:height="3.1cm" svg:x="10.5cm" svg:y="8.8cm">
            <text:p/>
          </draw:rect>
          <draw:custom-shape draw:style-name="gr2" draw:text-style-name="P1" draw:layer="layout" svg:width="0.8cm" svg:height="0.3cm" svg:x="10.7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11.1cm" svg:y1="8.8cm" svg:x2="11.1cm" svg:y2="8.6cm">
            <text:p/>
          </draw:line>
          <draw:frame draw:style-name="gr4" draw:text-style-name="P2" draw:layer="layout" svg:width="1.137cm" svg:height="0.603cm" svg:x="10.6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10.309cm" svg:y="9.097cm">
            <draw:text-box>
              <text:p><text:span text:style-name="T1">A1</text:span></text:p>
            </draw:text-box>
          </draw:frame>
          <draw:line draw:style-name="gr3" draw:text-style-name="P1" draw:layer="layout" svg:x1="10.5cm" svg:y1="9.4cm" svg:x2="10.3cm" svg:y2="9.4cm">
            <text:p/>
          </draw:line>
          <draw:line draw:style-name="gr3" draw:text-style-name="P1" draw:layer="layout" svg:x1="10.5cm" svg:y1="10.5cm" svg:x2="10.3cm" svg:y2="10.5cm">
            <text:p/>
          </draw:line>
          <draw:line draw:style-name="gr3" draw:text-style-name="P1" draw:layer="layout" svg:x1="10.5cm" svg:y1="11.2cm" svg:x2="10.3cm" svg:y2="11.2cm">
            <text:p/>
          </draw:line>
          <draw:line draw:style-name="gr3" draw:text-style-name="P1" draw:layer="layout" svg:x1="10.5cm" svg:y1="11.6cm" svg:x2="10.3cm" svg:y2="11.6cm">
            <text:p/>
          </draw:line>
          <draw:line draw:style-name="gr3" draw:text-style-name="P1" draw:layer="layout" svg:x1="14.1cm" svg:y1="9.3cm" svg:x2="13.9cm" svg:y2="9.3cm">
            <text:p/>
          </draw:line>
          <draw:line draw:style-name="gr3" draw:text-style-name="P1" draw:layer="layout" svg:x1="14.1cm" svg:y1="10.5cm" svg:x2="13.9cm" svg:y2="10.5cm">
            <text:p/>
          </draw:line>
          <draw:frame draw:style-name="gr5" draw:text-style-name="P2" draw:layer="layout" svg:width="0.891cm" svg:height="0.603cm" svg:x="10.309cm" svg:y="10.197cm">
            <draw:text-box>
              <text:p><text:span text:style-name="T1">A2</text:span></text:p>
            </draw:text-box>
          </draw:frame>
          <draw:frame draw:style-name="gr5" draw:text-style-name="P2" draw:layer="layout" svg:width="0.891cm" svg:height="0.603cm" svg:x="10.309cm" svg:y="10.897cm">
            <draw:text-box>
              <text:p><text:span text:style-name="T1">A3</text:span></text:p>
            </draw:text-box>
          </draw:frame>
          <draw:frame draw:style-name="gr6" draw:text-style-name="P2" draw:layer="layout" svg:width="1.192cm" svg:height="0.603cm" svg:x="10.309cm" svg:y="11.297cm">
            <draw:text-box>
              <text:p><text:span text:style-name="T1">WD3</text:span></text:p>
            </draw:text-box>
          </draw:frame>
          <draw:frame draw:style-name="gr7" draw:text-style-name="P2" draw:layer="layout" svg:width="1.103cm" svg:height="0.603cm" svg:x="13cm" svg:y="8.997cm">
            <draw:text-box>
              <text:p><text:span text:style-name="T1">RD1</text:span></text:p>
            </draw:text-box>
          </draw:frame>
          <draw:frame draw:style-name="gr7" draw:text-style-name="P2" draw:layer="layout" svg:width="1.103cm" svg:height="0.603cm" svg:x="13.001cm" svg:y="10.197cm">
            <draw:text-box>
              <text:p><text:span text:style-name="T1">RD2</text:span></text:p>
            </draw:text-box>
          </draw:frame>
          <draw:line draw:style-name="gr3" draw:text-style-name="P1" draw:layer="layout" svg:x1="12.2cm" svg:y1="8.8cm" svg:x2="12.2cm" svg:y2="8.6cm">
            <text:p/>
          </draw:line>
          <draw:frame draw:style-name="gr8" draw:text-style-name="P2" draw:layer="layout" svg:width="1.154cm" svg:height="0.603cm" svg:x="11.6cm" svg:y="8.697cm">
            <draw:text-box>
              <text:p><text:span text:style-name="T1">WE3</text:span></text:p>
            </draw:text-box>
          </draw:frame>
          <draw:frame draw:style-name="gr9" draw:text-style-name="P3" draw:layer="layout" svg:width="1.632cm" svg:height="0.955cm" svg:x="12.14cm" svg:y="10.9cm">
            <draw:text-box>
              <text:p><text:span text:style-name="T2">Register</text:span></text:p>
              <text:p text:style-name="P1"><text:span text:style-name="T2">File</text:span></text:p>
            </draw:text-box>
          </draw:frame>
          <draw:frame draw:style-name="gr10" draw:text-style-name="P4" draw:layer="layout" svg:width="0.921cm" svg:height="0.678cm" svg:x="9.779cm" svg:y="8.8cm">
            <draw:text-box>
              <text:p><text:span text:style-name="T3">25:21</text:span></text:p>
            </draw:text-box>
          </draw:frame>
          <draw:frame draw:style-name="gr10" draw:text-style-name="P4" draw:layer="layout" svg:width="0.921cm" svg:height="0.678cm" svg:x="9.779cm" svg:y="9.9cm">
            <draw:text-box>
              <text:p><text:span text:style-name="T3">20:16</text:span></text:p>
            </draw:text-box>
          </draw:frame>
        </draw:g>
        <draw:g>
          <draw:rect draw:style-name="gr11" draw:text-style-name="P5" draw:layer="layout" svg:width="2.3cm" svg:height="3.1cm" svg:x="22.2cm" svg:y="9.6cm">
            <text:p text:style-name="P1"><text:span text:style-name="T2">Data</text:span></text:p>
            <text:p text:style-name="P1"><text:span text:style-name="T2">Memory</text:span></text:p>
          </draw:rect>
          <draw:custom-shape draw:style-name="gr2" draw:text-style-name="P1" draw:layer="layout" svg:width="0.8cm" svg:height="0.3cm" svg:x="22.4cm" svg:y="9.6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22.8cm" svg:y1="9.6cm" svg:x2="22.8cm" svg:y2="9.4cm">
            <text:p/>
          </draw:line>
          <draw:line draw:style-name="gr3" draw:text-style-name="P1" draw:layer="layout" svg:x1="22.2cm" svg:y1="10.2cm" svg:x2="22cm" svg:y2="10.2cm">
            <text:p/>
          </draw:line>
          <draw:line draw:style-name="gr3" draw:text-style-name="P1" draw:layer="layout" svg:x1="22.2cm" svg:y1="11.9cm" svg:x2="22cm" svg:y2="11.9cm">
            <text:p/>
          </draw:line>
          <draw:line draw:style-name="gr3" draw:text-style-name="P1" draw:layer="layout" svg:x1="24.7cm" svg:y1="10.2cm" svg:x2="24.5cm" svg:y2="10.2cm">
            <text:p/>
          </draw:line>
          <draw:frame draw:style-name="gr4" draw:text-style-name="P2" draw:layer="layout" svg:width="1.137cm" svg:height="0.603cm" svg:x="22.263cm" svg:y="8.9cm">
            <draw:text-box>
              <text:p><text:span text:style-name="T1">CLK</text:span></text:p>
            </draw:text-box>
          </draw:frame>
          <draw:frame draw:style-name="gr12" draw:text-style-name="P2" draw:layer="layout" svg:width="0.731cm" svg:height="0.603cm" svg:x="22cm" svg:y="9.897cm">
            <draw:text-box>
              <text:p><text:span text:style-name="T1">A</text:span></text:p>
            </draw:text-box>
          </draw:frame>
          <draw:frame draw:style-name="gr13" draw:text-style-name="P2" draw:layer="layout" svg:width="1.031cm" svg:height="0.603cm" svg:x="22cm" svg:y="11.6cm">
            <draw:text-box>
              <text:p><text:span text:style-name="T1">WD</text:span></text:p>
            </draw:text-box>
          </draw:frame>
          <draw:frame draw:style-name="gr14" draw:text-style-name="P2" draw:layer="layout" svg:width="0.997cm" svg:height="0.603cm" svg:x="23.3cm" svg:y="9.497cm">
            <draw:text-box>
              <text:p><text:span text:style-name="T1">WE</text:span></text:p>
            </draw:text-box>
          </draw:frame>
          <draw:frame draw:style-name="gr15" draw:text-style-name="P2" draw:layer="layout" svg:width="0.942cm" svg:height="0.603cm" svg:x="23.758cm" svg:y="9.897cm">
            <draw:text-box>
              <text:p><text:span text:style-name="T1">RD</text:span></text:p>
            </draw:text-box>
          </draw:frame>
          <draw:line draw:style-name="gr3" draw:text-style-name="P1" draw:layer="layout" svg:x1="23.8cm" svg:y1="9.6cm" svg:x2="23.8cm" svg:y2="9.4cm">
            <text:p/>
          </draw:line>
        </draw:g>
        <draw:g>
          <draw:rect draw:style-name="gr1" draw:text-style-name="P1" draw:layer="layout" svg:width="0.8cm" svg:height="1.3cm" svg:x="4.2cm" svg:y="8.8cm">
            <text:p/>
          </draw:rect>
          <draw:custom-shape draw:style-name="gr2" draw:text-style-name="P1" draw:layer="layout" svg:width="0.8cm" svg:height="0.3cm" svg:x="4.2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4.6cm" svg:y1="8.8cm" svg:x2="4.6cm" svg:y2="8.6cm">
            <text:p/>
          </draw:line>
          <draw:line draw:style-name="gr3" draw:text-style-name="P1" draw:layer="layout" svg:x1="5cm" svg:y1="9.5cm" svg:x2="5.2cm" svg:y2="9.5cm">
            <text:p/>
          </draw:line>
          <draw:line draw:style-name="gr3" draw:text-style-name="P1" draw:layer="layout" svg:x1="4cm" svg:y1="9.5cm" svg:x2="4.2cm" svg:y2="9.5cm">
            <text:p/>
          </draw:line>
          <draw:frame draw:style-name="gr4" draw:text-style-name="P2" draw:layer="layout" svg:width="1.137cm" svg:height="0.603cm" svg:x="4.063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4.8cm" svg:y="8.997cm">
            <draw:text-box>
              <text:p><text:span text:style-name="T1">PC</text:span></text:p>
            </draw:text-box>
          </draw:frame>
          <draw:frame draw:style-name="gr16" draw:text-style-name="P2" draw:layer="layout" svg:width="0.947cm" svg:height="0.603cm" svg:x="3.421cm" svg:y="8.997cm">
            <draw:text-box>
              <text:p><text:span text:style-name="T1">PC'</text:span></text:p>
            </draw:text-box>
          </draw:frame>
        </draw:g>
        <draw:g>
          <draw:custom-shape draw:style-name="gr17" draw:text-style-name="P1" draw:layer="layout" svg:width="1.4cm" svg:height="0.6cm" draw:transform="rotate (1.5707963267946) translate (1.6cm 9.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.4cm" svg:y="8.5cm">
            <draw:text-box>
              <text:p><text:span text:style-name="T4">0</text:span></text:p>
              <text:p><text:span text:style-name="T4">1</text:span></text:p>
            </draw:text-box>
          </draw:frame>
          <draw:line draw:style-name="gr3" draw:text-style-name="P1" draw:layer="layout" svg:x1="2.2cm" svg:y1="9cm" svg:x2="2.4cm" svg:y2="9cm">
            <text:p/>
          </draw:line>
          <draw:line draw:style-name="gr3" draw:text-style-name="P1" draw:layer="layout" svg:x1="1.4cm" svg:y1="8.8cm" svg:x2="1.6cm" svg:y2="8.8cm">
            <text:p/>
          </draw:line>
          <draw:line draw:style-name="gr3" draw:text-style-name="P1" draw:layer="layout" svg:x1="1.4cm" svg:y1="9.2cm" svg:x2="1.6cm" svg:y2="9.2cm">
            <text:p/>
          </draw:line>
        </draw:g>
        <draw:g>
          <draw:custom-shape draw:style-name="gr19" draw:text-style-name="P1" draw:layer="layout" svg:width="2.2cm" svg:height="0.6cm" draw:transform="rotate (1.5707963267946) translate (25.9cm 11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5.7cm" svg:y="9.5cm">
            <draw:text-box>
              <text:p><text:span text:style-name="T4">00</text:span></text:p>
              <text:p><text:span text:style-name="T4">01</text:span></text:p>
              <text:p><text:span text:style-name="T5">10</text:span></text:p>
              <text:p><text:span text:style-name="T6">11</text:span></text:p>
            </draw:text-box>
          </draw:frame>
          <draw:line draw:style-name="gr3" draw:text-style-name="P1" draw:layer="layout" svg:x1="26.5cm" svg:y1="10.3cm" svg:x2="26.7cm" svg:y2="10.3cm">
            <text:p/>
          </draw:line>
          <draw:line draw:style-name="gr3" draw:text-style-name="P1" draw:layer="layout" svg:x1="25.7cm" svg:y1="9.8cm" svg:x2="25.9cm" svg:y2="9.8cm">
            <text:p/>
          </draw:line>
          <draw:line draw:style-name="gr3" draw:text-style-name="P1" draw:layer="layout" svg:x1="25.7cm" svg:y1="10.2cm" svg:x2="25.9cm" svg:y2="10.2cm">
            <text:p/>
          </draw:line>
          <draw:line draw:style-name="gr21" draw:text-style-name="P1" draw:layer="layout" svg:x1="25.7cm" svg:y1="10.5cm" svg:x2="25.9cm" svg:y2="10.5cm">
            <text:p/>
          </draw:line>
          <draw:line draw:style-name="gr22" draw:text-style-name="P1" draw:layer="layout" svg:x1="25.7cm" svg:y1="10.9cm" svg:x2="25.9cm" svg:y2="10.9cm">
            <text:p/>
          </draw:line>
        </draw:g>
        <draw:g>
          <draw:custom-shape draw:style-name="gr2" draw:text-style-name="P7" draw:layer="layout" svg:width="2.6cm" svg:height="1cm" draw:transform="rotate (1.5707963267946) translate (19.403cm 11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403cm 10.308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9.197cm" svg:y="10.0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397cm" svg:y1="10.2cm" svg:x2="20.497cm" svg:y2="10.2cm">
            <text:p/>
          </draw:line>
          <draw:line draw:style-name="gr3" draw:text-style-name="P1" draw:layer="layout" svg:x1="19.297cm" svg:y1="9.5cm" svg:x2="19.397cm" svg:y2="9.5cm">
            <text:p/>
          </draw:line>
          <draw:line draw:style-name="gr3" draw:text-style-name="P1" draw:layer="layout" svg:x1="19.303cm" svg:y1="11cm" svg:x2="19.403cm" svg:y2="11cm">
            <text:p/>
          </draw:line>
          <draw:frame draw:style-name="gr24" draw:text-style-name="P2" draw:layer="layout" svg:width="1.254cm" svg:height="0.603cm" draw:transform="rotate (1.5716689914206) translate (19.894cm 10.8cm)">
            <draw:text-box>
              <text:p><text:span text:style-name="T1">ALU</text:span></text:p>
            </draw:text-box>
          </draw:frame>
          <draw:line draw:style-name="gr3" draw:text-style-name="P1" draw:layer="layout" svg:x1="20.397cm" svg:y1="9.6cm" svg:x2="20.497cm" svg:y2="9.6cm">
            <text:p/>
          </draw:line>
          <draw:frame draw:style-name="gr7" draw:text-style-name="P2" draw:layer="layout" svg:width="1.103cm" svg:height="0.603cm" svg:x="20.197cm" svg:y="9.097cm">
            <draw:text-box>
              <text:p><text:span text:style-name="T1">Zero</text:span></text:p>
            </draw:text-box>
          </draw:frame>
        </draw:g>
        <draw:g>
          <draw:custom-shape draw:style-name="gr25" draw:text-style-name="P1" draw:layer="layout" svg:width="1.6cm" svg:height="0.6cm" svg:x="12.1cm" svg:y="17.44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6" draw:text-style-name="P6" draw:layer="layout" svg:width="1.4cm" svg:height="0.955cm" svg:x="12.2cm" svg:y="17.445cm">
            <draw:text-box>
              <text:p><text:span text:style-name="T4">&lt;&lt; 16</text:span></text:p>
            </draw:text-box>
          </draw:frame>
        </draw:g>
        <draw:g>
          <draw:custom-shape draw:style-name="gr2" draw:text-style-name="P1" draw:layer="layout" svg:width="2.7cm" svg:height="0.9cm" svg:x="12.1cm" svg:y="15.3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7" draw:text-style-name="P2" draw:layer="layout" svg:width="1.988cm" svg:height="0.603cm" svg:x="12.521cm" svg:y="15.5cm">
            <draw:text-box>
              <text:p><text:span text:style-name="T1">SignExtend</text:span></text:p>
            </draw:text-box>
          </draw:frame>
        </draw:g>
        <draw:g>
          <draw:custom-shape draw:style-name="gr28" draw:text-style-name="P1" draw:layer="layout" svg:width="2.7cm" svg:height="0.9cm" svg:x="12.1cm" svg:y="16.4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9" draw:text-style-name="P2" draw:layer="layout" svg:width="2.145cm" svg:height="0.603cm" svg:x="12.36cm" svg:y="16.597cm">
            <draw:text-box>
              <text:p><text:span text:style-name="T1">ZeroExtImm</text:span></text:p>
            </draw:text-box>
          </draw:frame>
        </draw:g>
        <draw:g>
          <draw:custom-shape draw:style-name="gr2" draw:text-style-name="P1" draw:layer="layout" svg:width="0.8cm" svg:height="0.6cm" svg:x="22.6cm" svg:y="3.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3" draw:text-style-name="P1" draw:layer="layout" svg:x1="23.4cm" svg:y1="4cm" svg:x2="23.6cm" svg:y2="4cm">
            <text:p/>
          </draw:line>
          <draw:line draw:style-name="gr3" draw:text-style-name="P1" draw:layer="layout" svg:x1="22.4cm" svg:y1="3.8cm" svg:x2="22.6cm" svg:y2="3.8cm">
            <text:p/>
          </draw:line>
          <draw:line draw:style-name="gr3" draw:text-style-name="P1" draw:layer="layout" svg:x1="22.4cm" svg:y1="4.2cm" svg:x2="22.6cm" svg:y2="4.2cm">
            <text:p/>
          </draw:line>
        </draw:g>
        <draw:g>
          <draw:custom-shape draw:style-name="gr2" draw:text-style-name="P1" draw:layer="layout" svg:width="2cm" svg:height="1cm" draw:transform="rotate (1.5707963267946) translate (6.2cm 14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6.2cm 13.6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5.994cm" svg:y="13.3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7.2cm" svg:y1="13.5cm" svg:x2="7.3cm" svg:y2="13.5cm">
            <text:p/>
          </draw:line>
          <draw:line draw:style-name="gr3" draw:text-style-name="P1" draw:layer="layout" svg:x1="6.1cm" svg:y1="12.9cm" svg:x2="6.2cm" svg:y2="12.9cm">
            <text:p/>
          </draw:line>
          <draw:line draw:style-name="gr3" draw:text-style-name="P1" draw:layer="layout" svg:x1="6.1cm" svg:y1="14cm" svg:x2="6.2cm" svg:y2="14cm">
            <text:p/>
          </draw:line>
          <draw:frame draw:style-name="gr30" draw:text-style-name="P2" draw:layer="layout" svg:width="0.663cm" svg:height="0.603cm" svg:x="5.594cm" svg:y="13.7cm">
            <draw:text-box>
              <text:p><text:span text:style-name="T1">4</text:span></text:p>
            </draw:text-box>
          </draw:frame>
          <draw:frame draw:style-name="gr31" draw:text-style-name="P3" draw:layer="layout" svg:width="0.684cm" svg:height="0.603cm" svg:x="6.535cm" svg:y="13.197cm">
            <draw:text-box>
              <text:p><text:span text:style-name="T2">+</text:span></text:p>
            </draw:text-box>
          </draw:frame>
          <draw:frame draw:style-name="gr32" draw:text-style-name="P2" draw:layer="layout" svg:width="1.387cm" svg:height="0.603cm" svg:x="7cm" svg:y="12.997cm">
            <draw:text-box>
              <text:p><text:span text:style-name="T1">PC + 4</text:span></text:p>
            </draw:text-box>
          </draw:frame>
        </draw:g>
        <draw:g>
          <draw:rect draw:style-name="gr1" draw:text-style-name="P1" draw:layer="layout" svg:width="2.3cm" svg:height="3.1cm" svg:x="6.1cm" svg:y="8.8cm">
            <text:p/>
          </draw:rect>
          <draw:line draw:style-name="gr3" draw:text-style-name="P1" draw:layer="layout" svg:x1="6.1cm" svg:y1="9.5cm" svg:x2="6cm" svg:y2="9.5cm">
            <text:p/>
          </draw:line>
          <draw:line draw:style-name="gr3" draw:text-style-name="P1" draw:layer="layout" svg:x1="8.5cm" svg:y1="9.5cm" svg:x2="8.4cm" svg:y2="9.5cm">
            <text:p/>
          </draw:line>
          <draw:frame draw:style-name="gr12" draw:text-style-name="P2" draw:layer="layout" svg:width="0.731cm" svg:height="0.603cm" svg:x="5.9cm" svg:y="9.197cm">
            <draw:text-box>
              <text:p><text:span text:style-name="T1">A</text:span></text:p>
            </draw:text-box>
          </draw:frame>
          <draw:frame draw:style-name="gr15" draw:text-style-name="P2" draw:layer="layout" svg:width="0.942cm" svg:height="0.603cm" svg:x="7.569cm" svg:y="9.197cm">
            <draw:text-box>
              <text:p><text:span text:style-name="T1">RD</text:span></text:p>
            </draw:text-box>
          </draw:frame>
          <draw:frame draw:style-name="gr33" draw:text-style-name="P3" draw:layer="layout" svg:width="2.022cm" svg:height="0.955cm" svg:x="6.3cm" svg:y="10.545cm">
            <draw:text-box>
              <text:p><text:span text:style-name="T2">Instruction</text:span></text:p>
              <text:p text:style-name="P1"><text:span text:style-name="T2">Memory</text:span></text:p>
            </draw:text-box>
          </draw:frame>
          <draw:frame draw:style-name="gr34" draw:text-style-name="P4" draw:layer="layout" svg:width="0.841cm" svg:height="0.678cm" svg:x="8.259cm" svg:y="8.9cm">
            <draw:text-box>
              <text:p><text:span text:style-name="T3">Instr</text:span></text:p>
            </draw:text-box>
          </draw:frame>
        </draw:g>
        <draw:g>
          <draw:rect draw:style-name="gr35" draw:text-style-name="P5" draw:layer="layout" svg:width="1.6cm" svg:height="4.8cm" svg:x="10.14cm" svg:y="2.1cm">
            <text:p text:style-name="P1"><text:span text:style-name="T2">Control</text:span></text:p>
            <text:p text:style-name="P1"><text:span text:style-name="T2">Unit</text:span></text:p>
          </draw:rect>
          <draw:line draw:style-name="gr36" draw:text-style-name="P1" draw:layer="layout" svg:x1="11.74cm" svg:y1="6.8cm" svg:x2="11.84cm" svg:y2="6.8cm">
            <text:p/>
          </draw:line>
          <draw:line draw:style-name="gr36" draw:text-style-name="P1" draw:layer="layout" svg:x1="11.74cm" svg:y1="6.2cm" svg:x2="11.84cm" svg:y2="6.2cm">
            <text:p/>
          </draw:line>
          <draw:line draw:style-name="gr37" draw:text-style-name="P1" draw:layer="layout" svg:x1="11.74cm" svg:y1="5.6cm" svg:x2="11.84cm" svg:y2="5.6cm">
            <text:p/>
          </draw:line>
          <draw:line draw:style-name="gr36" draw:text-style-name="P1" draw:layer="layout" svg:x1="11.74cm" svg:y1="5cm" svg:x2="11.84cm" svg:y2="5cm">
            <text:p/>
          </draw:line>
          <draw:line draw:style-name="gr36" draw:text-style-name="P1" draw:layer="layout" svg:x1="11.74cm" svg:y1="4.4cm" svg:x2="11.84cm" svg:y2="4.4cm">
            <text:p/>
          </draw:line>
          <draw:line draw:style-name="gr36" draw:text-style-name="P1" draw:layer="layout" svg:x1="11.74cm" svg:y1="3.8cm" svg:x2="11.84cm" svg:y2="3.8cm">
            <text:p/>
          </draw:line>
          <draw:line draw:style-name="gr36" draw:text-style-name="P1" draw:layer="layout" svg:x1="11.74cm" svg:y1="3.2cm" svg:x2="11.84cm" svg:y2="3.2cm">
            <text:p/>
          </draw:line>
          <draw:line draw:style-name="gr36" draw:text-style-name="P1" draw:layer="layout" svg:x1="11.74cm" svg:y1="2.6cm" svg:x2="11.84cm" svg:y2="2.6cm">
            <text:p/>
          </draw:line>
          <draw:frame draw:style-name="gr38" draw:text-style-name="P8" draw:layer="layout" svg:width="1.899cm" svg:height="0.603cm" svg:x="11.569cm" svg:y="2.697cm">
            <draw:text-box>
              <text:p><text:span text:style-name="T7">MemWrite</text:span></text:p>
            </draw:text-box>
          </draw:frame>
          <draw:frame draw:style-name="gr39" draw:text-style-name="P8" draw:layer="layout" svg:width="1.438cm" svg:height="0.603cm" svg:x="11.54cm" svg:y="3.294cm">
            <draw:text-box>
              <text:p><text:span text:style-name="T7">Branch</text:span></text:p>
            </draw:text-box>
          </draw:frame>
          <draw:frame draw:style-name="gr40" draw:text-style-name="P8" draw:layer="layout" svg:width="2.365cm" svg:height="0.678cm" svg:x="11.54cm" svg:y="3.861cm">
            <draw:text-box>
              <text:p><text:span text:style-name="T7">ALUControl</text:span><text:span text:style-name="T8">5:0</text:span></text:p>
            </draw:text-box>
          </draw:frame>
          <draw:frame draw:style-name="gr41" draw:text-style-name="P8" draw:layer="layout" svg:width="1.81cm" svg:height="0.603cm" svg:x="11.54cm" svg:y="4.497cm">
            <draw:text-box>
              <text:p><text:span text:style-name="T7">ALUSrcB</text:span></text:p>
            </draw:text-box>
          </draw:frame>
          <draw:frame draw:style-name="gr42" draw:text-style-name="P8" draw:layer="layout" svg:width="1.793cm" svg:height="0.603cm" svg:x="11.569cm" svg:y="5.094cm">
            <draw:text-box>
              <text:p><text:span text:style-name="T7">ALUSrcA</text:span></text:p>
            </draw:text-box>
          </draw:frame>
          <draw:frame draw:style-name="gr43" draw:text-style-name="P8" draw:layer="layout" svg:width="1.455cm" svg:height="0.603cm" svg:x="11.569cm" svg:y="5.697cm">
            <draw:text-box>
              <text:p><text:span text:style-name="T7">RegDst</text:span></text:p>
            </draw:text-box>
          </draw:frame>
          <draw:frame draw:style-name="gr44" draw:text-style-name="P8" draw:layer="layout" svg:width="1.738cm" svg:height="0.603cm" svg:x="11.569cm" svg:y="6.297cm">
            <draw:text-box>
              <text:p><text:span text:style-name="T7">RegWrite</text:span></text:p>
            </draw:text-box>
          </draw:frame>
          <draw:frame draw:style-name="gr45" draw:text-style-name="P8" draw:layer="layout" svg:width="1.933cm" svg:height="0.603cm" svg:x="11.569cm" svg:y="2.097cm">
            <draw:text-box>
              <text:p><text:span text:style-name="T7">MemtoReg</text:span></text:p>
            </draw:text-box>
          </draw:frame>
          <draw:line draw:style-name="gr36" draw:text-style-name="P1" draw:layer="layout" svg:x1="10.04cm" svg:y1="2.6cm" svg:x2="10.14cm" svg:y2="2.6cm">
            <text:p/>
          </draw:line>
          <draw:line draw:style-name="gr3" draw:text-style-name="P1" draw:layer="layout" svg:x1="10.04cm" svg:y1="5cm" svg:x2="10.14cm" svg:y2="5cm">
            <text:p/>
          </draw:line>
          <draw:line draw:style-name="gr3" draw:text-style-name="P1" draw:layer="layout" svg:x1="10.04cm" svg:y1="5.6cm" svg:x2="10.14cm" svg:y2="5.6cm">
            <text:p/>
          </draw:line>
          <draw:frame draw:style-name="gr6" draw:text-style-name="P8" draw:layer="layout" svg:width="1.192cm" svg:height="0.603cm" svg:x="9.14cm" svg:y="2cm">
            <draw:text-box>
              <text:p><text:span text:style-name="T7">Jump</text:span></text:p>
            </draw:text-box>
          </draw:frame>
          <draw:frame draw:style-name="gr5" draw:text-style-name="P2" draw:layer="layout" svg:width="0.891cm" svg:height="0.603cm" svg:x="9.94cm" svg:y="4.697cm">
            <draw:text-box>
              <text:p><text:span text:style-name="T1">Op</text:span></text:p>
            </draw:text-box>
          </draw:frame>
          <draw:frame draw:style-name="gr46" draw:text-style-name="P2" draw:layer="layout" svg:width="1.226cm" svg:height="0.603cm" svg:x="9.94cm" svg:y="5.297cm">
            <draw:text-box>
              <text:p><text:span text:style-name="T1">Funct</text:span></text:p>
            </draw:text-box>
          </draw:frame>
          <draw:frame draw:style-name="gr10" draw:text-style-name="P4" draw:layer="layout" svg:width="0.921cm" svg:height="0.678cm" svg:x="9.419cm" svg:y="4.4cm">
            <draw:text-box>
              <text:p><text:span text:style-name="T3">31:26</text:span></text:p>
            </draw:text-box>
          </draw:frame>
          <draw:frame draw:style-name="gr47" draw:text-style-name="P4" draw:layer="layout" svg:width="0.739cm" svg:height="0.678cm" svg:x="9.54cm" svg:y="5cm">
            <draw:text-box>
              <text:p><text:span text:style-name="T3">5:0</text:span></text:p>
            </draw:text-box>
          </draw:frame>
        </draw:g>
        <draw:line draw:style-name="gr3" draw:text-style-name="P1" draw:layer="layout" svg:x1="3.6cm" svg:y1="9.5cm" svg:x2="4.1cm" svg:y2="9.5cm">
          <text:p/>
        </draw:line>
        <draw:line draw:style-name="gr3" draw:text-style-name="P1" draw:layer="layout" svg:x1="5.2cm" svg:y1="9.5cm" svg:x2="6cm" svg:y2="9.5cm">
          <text:p/>
        </draw:line>
        <draw:line draw:style-name="gr3" draw:text-style-name="P1" draw:layer="layout" svg:x1="5.5cm" svg:y1="9.5cm" svg:x2="5.5cm" svg:y2="12.9cm">
          <text:p/>
        </draw:line>
        <draw:line draw:style-name="gr3" draw:text-style-name="P1" draw:layer="layout" svg:x1="5.5cm" svg:y1="12.9cm" svg:x2="6.2cm" svg:y2="12.9cm">
          <text:p/>
        </draw:line>
        <draw:line draw:style-name="gr48" draw:text-style-name="P1" draw:layer="layout" svg:x1="8.4cm" svg:y1="9.5cm" svg:x2="9.6cm" svg:y2="9.5cm">
          <text:p/>
        </draw:line>
        <draw:line draw:style-name="gr48" draw:text-style-name="P1" draw:layer="layout" svg:x1="9.6cm" svg:y1="5cm" svg:x2="9.6cm" svg:y2="19.1cm">
          <text:p/>
        </draw:line>
        <draw:line draw:style-name="gr3" draw:text-style-name="P1" draw:layer="layout" svg:x1="9.6cm" svg:y1="9.4cm" svg:x2="10.3cm" svg:y2="9.4cm">
          <text:p/>
        </draw:line>
        <draw:line draw:style-name="gr3" draw:text-style-name="P1" draw:layer="layout" svg:x1="9.6cm" svg:y1="10.5cm" svg:x2="10.3cm" svg:y2="10.5cm">
          <text:p/>
        </draw:line>
        <draw:g>
          <draw:custom-shape draw:style-name="gr49" draw:text-style-name="P1" draw:layer="layout" svg:width="2.2cm" svg:height="0.6cm" draw:transform="rotate (1.5707963267946) translate (14.1cm 14.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13.9cm" svg:y="12.2cm">
            <draw:text-box>
              <text:p><text:span text:style-name="T4">00</text:span></text:p>
              <text:p><text:span text:style-name="T4">01</text:span></text:p>
              <text:p><text:span text:style-name="T6">10</text:span></text:p>
              <text:p><text:span text:style-name="T4"/></text:p>
            </draw:text-box>
          </draw:frame>
          <draw:line draw:style-name="gr3" draw:text-style-name="P1" draw:layer="layout" svg:x1="14.7cm" svg:y1="13cm" svg:x2="14.9cm" svg:y2="13cm">
            <text:p/>
          </draw:line>
          <draw:line draw:style-name="gr3" draw:text-style-name="P1" draw:layer="layout" svg:x1="13.9cm" svg:y1="12.5cm" svg:x2="14.1cm" svg:y2="12.5cm">
            <text:p/>
          </draw:line>
          <draw:line draw:style-name="gr3" draw:text-style-name="P1" draw:layer="layout" svg:x1="13.9cm" svg:y1="12.9cm" svg:x2="14.1cm" svg:y2="12.9cm">
            <text:p/>
          </draw:line>
          <draw:line draw:style-name="gr22" draw:text-style-name="P1" draw:layer="layout" svg:x1="13.9cm" svg:y1="13.2cm" svg:x2="14.1cm" svg:y2="13.2cm">
            <text:p/>
          </draw:line>
          <draw:frame draw:style-name="gr50" draw:text-style-name="P9" draw:layer="layout" svg:width="0.82cm" svg:height="0.603cm" svg:x="13.3cm" svg:y="12.897cm">
            <draw:text-box>
              <text:p><text:span text:style-name="T6">31</text:span></text:p>
            </draw:text-box>
          </draw:frame>
        </draw:g>
        <draw:line draw:style-name="gr3" draw:text-style-name="P1" draw:layer="layout" svg:x1="9.6cm" svg:y1="12.5cm" svg:x2="13.9cm" svg:y2="12.5cm">
          <text:p/>
        </draw:line>
        <draw:line draw:style-name="gr3" draw:text-style-name="P1" draw:layer="layout" svg:x1="9.6cm" svg:y1="12.9cm" svg:x2="13.9cm" svg:y2="12.9cm">
          <text:p/>
        </draw:line>
        <draw:frame draw:style-name="gr10" draw:text-style-name="P4" draw:layer="layout" svg:width="0.921cm" svg:height="0.678cm" svg:x="9.8cm" svg:y="11.9cm">
          <draw:text-box>
            <text:p><text:span text:style-name="T3">20:16</text:span></text:p>
          </draw:text-box>
        </draw:frame>
        <draw:frame draw:style-name="gr10" draw:text-style-name="P4" draw:layer="layout" svg:width="0.921cm" svg:height="0.678cm" svg:x="9.779cm" svg:y="12.3cm">
          <draw:text-box>
            <text:p><text:span text:style-name="T3">15:11</text:span></text:p>
          </draw:text-box>
        </draw:frame>
        <draw:line draw:style-name="gr3" draw:text-style-name="P1" draw:layer="layout" svg:x1="14.9cm" svg:y1="13cm" svg:x2="14.9cm" svg:y2="14.4cm">
          <text:p/>
        </draw:line>
        <draw:line draw:style-name="gr3" draw:text-style-name="P1" draw:layer="layout" svg:x1="9.3cm" svg:y1="14.4cm" svg:x2="14.9cm" svg:y2="14.4cm">
          <text:p/>
        </draw:line>
        <draw:line draw:style-name="gr3" draw:text-style-name="P1" draw:layer="layout" svg:x1="9.3cm" svg:y1="11.2cm" svg:x2="9.3cm" svg:y2="14.4cm">
          <text:p/>
        </draw:line>
        <draw:line draw:style-name="gr3" draw:text-style-name="P1" draw:layer="layout" svg:x1="9.3cm" svg:y1="11.2cm" svg:x2="10.3cm" svg:y2="11.2cm">
          <text:p/>
        </draw:line>
        <draw:line draw:style-name="gr36" draw:text-style-name="P1" draw:layer="layout" svg:x1="12.2cm" svg:y1="6.8cm" svg:x2="12.2cm" svg:y2="8.6cm">
          <text:p/>
        </draw:line>
        <draw:line draw:style-name="gr3" draw:text-style-name="P1" draw:layer="layout" svg:x1="9.6cm" svg:y1="5.6cm" svg:x2="10.1cm" svg:y2="5.6cm">
          <text:p/>
        </draw:line>
        <draw:line draw:style-name="gr3" draw:text-style-name="P1" draw:layer="layout" svg:x1="9.6cm" svg:y1="5cm" svg:x2="10.1cm" svg:y2="5cm">
          <text:p/>
        </draw:line>
        <draw:line draw:style-name="gr51" draw:text-style-name="P1" draw:layer="layout" svg:x1="11.8cm" svg:y1="6.8cm" svg:x2="12.2cm" svg:y2="6.8cm">
          <text:p/>
        </draw:line>
        <draw:line draw:style-name="gr36" draw:text-style-name="P1" draw:layer="layout" svg:x1="14.4cm" svg:y1="6.2cm" svg:x2="14.4cm" svg:y2="12.2cm">
          <text:p/>
        </draw:line>
        <draw:line draw:style-name="gr51" draw:text-style-name="P1" draw:layer="layout" svg:x1="11.8cm" svg:y1="6.2cm" svg:x2="14.4cm" svg:y2="6.2cm">
          <text:p/>
        </draw:line>
        <draw:g>
          <draw:custom-shape draw:style-name="gr52" draw:text-style-name="P1" draw:layer="layout" svg:width="1.4cm" svg:height="0.6cm" draw:transform="rotate (1.5707963267946) translate (16.7cm 10.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6.5cm" svg:y="9cm">
            <draw:text-box>
              <text:p><text:span text:style-name="T4">0</text:span></text:p>
              <text:p><text:span text:style-name="T9">1</text:span></text:p>
            </draw:text-box>
          </draw:frame>
          <draw:line draw:style-name="gr3" draw:text-style-name="P1" draw:layer="layout" svg:x1="17.3cm" svg:y1="9.5cm" svg:x2="17.5cm" svg:y2="9.5cm">
            <text:p/>
          </draw:line>
          <draw:line draw:style-name="gr3" draw:text-style-name="P1" draw:layer="layout" svg:x1="16.5cm" svg:y1="9.3cm" svg:x2="16.7cm" svg:y2="9.3cm">
            <text:p/>
          </draw:line>
          <draw:line draw:style-name="gr3" draw:text-style-name="P1" draw:layer="layout" svg:x1="16.5cm" svg:y1="9.7cm" svg:x2="16.7cm" svg:y2="9.7cm">
            <text:p/>
          </draw:line>
        </draw:g>
        <draw:g>
          <draw:custom-shape draw:style-name="gr52" draw:text-style-name="P1" draw:layer="layout" svg:width="1.6cm" svg:height="0.6cm" svg:x="14.7cm" svg:y="9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5.001cm" svg:y="9.5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14.1cm" svg:y1="9.3cm" svg:x2="16.7cm" svg:y2="9.3cm">
          <text:p/>
        </draw:line>
        <draw:line draw:style-name="gr53" draw:text-style-name="P1" draw:layer="layout" svg:x1="16.2cm" svg:y1="9.7cm" svg:x2="16.7cm" svg:y2="9.7cm">
          <text:p/>
        </draw:line>
        <draw:line draw:style-name="gr53" draw:text-style-name="P1" draw:layer="layout" svg:x1="14.6cm" svg:y1="9.7cm" svg:x2="15cm" svg:y2="9.7cm">
          <text:p/>
        </draw:line>
        <draw:line draw:style-name="gr53" draw:text-style-name="P1" draw:layer="layout" svg:x1="14.6cm" svg:y1="9.3cm" svg:x2="14.6cm" svg:y2="9.7cm">
          <text:p/>
        </draw:line>
        <draw:line draw:style-name="gr37" draw:text-style-name="P1" draw:layer="layout" svg:x1="17cm" svg:y1="5.6cm" svg:x2="17cm" svg:y2="9cm">
          <text:p/>
        </draw:line>
        <draw:line draw:style-name="gr54" draw:text-style-name="P1" draw:layer="layout" svg:x1="11.8cm" svg:y1="5.6cm" svg:x2="17cm" svg:y2="5.6cm">
          <text:p/>
        </draw:line>
        <draw:line draw:style-name="gr3" draw:text-style-name="P1" draw:layer="layout" svg:x1="14.1cm" svg:y1="10.5cm" svg:x2="17.2cm" svg:y2="10.5cm">
          <text:p/>
        </draw:line>
        <draw:line draw:style-name="gr36" draw:text-style-name="P1" draw:layer="layout" svg:x1="17.7cm" svg:y1="5cm" svg:x2="17.7cm" svg:y2="10.2cm">
          <text:p/>
        </draw:line>
        <draw:line draw:style-name="gr51" draw:text-style-name="P1" draw:layer="layout" svg:x1="11.8cm" svg:y1="5cm" svg:x2="17.7cm" svg:y2="5cm">
          <text:p/>
        </draw:line>
        <draw:line draw:style-name="gr3" draw:text-style-name="P1" draw:layer="layout" svg:x1="9.6cm" svg:y1="15.8cm" svg:x2="12.1cm" svg:y2="15.8cm">
          <text:p/>
        </draw:line>
        <draw:line draw:style-name="gr55" draw:text-style-name="P1" draw:layer="layout" svg:x1="10.6cm" svg:y1="16.9cm" svg:x2="12.1cm" svg:y2="16.9cm">
          <text:p/>
        </draw:line>
        <draw:line draw:style-name="gr3" draw:text-style-name="P1" draw:layer="layout" svg:x1="9.6cm" svg:y1="15.8cm" svg:x2="12.1cm" svg:y2="15.8cm">
          <text:p/>
        </draw:line>
        <draw:frame draw:style-name="gr56" draw:text-style-name="P4" draw:layer="layout" svg:width="0.828cm" svg:height="0.678cm" svg:x="9.8cm" svg:y="15.2cm">
          <draw:text-box>
            <text:p><text:span text:style-name="T3">15:0</text:span></text:p>
          </draw:text-box>
        </draw:frame>
        <draw:line draw:style-name="gr3" draw:text-style-name="P1" draw:layer="layout" svg:x1="10.6cm" svg:y1="15.8cm" svg:x2="10.6cm" svg:y2="17.8cm">
          <text:p/>
        </draw:line>
        <draw:line draw:style-name="gr3" draw:text-style-name="P1" draw:layer="layout" svg:x1="14.8cm" svg:y1="15.8cm" svg:x2="17.3cm" svg:y2="15.8cm">
          <text:p/>
        </draw:line>
        <draw:line draw:style-name="gr3" draw:text-style-name="P1" draw:layer="layout" svg:x1="15.2cm" svg:y1="10.9cm" svg:x2="17.3cm" svg:y2="10.9cm">
          <text:p/>
        </draw:line>
        <draw:line draw:style-name="gr55" draw:text-style-name="P1" draw:layer="layout" svg:x1="15.6cm" svg:y1="11.2cm" svg:x2="15.6cm" svg:y2="16.9cm">
          <text:p/>
        </draw:line>
        <draw:line draw:style-name="gr55" draw:text-style-name="P1" draw:layer="layout" svg:x1="14.8cm" svg:y1="16.9cm" svg:x2="15.6cm" svg:y2="16.9cm">
          <text:p/>
        </draw:line>
        <draw:line draw:style-name="gr55" draw:text-style-name="P1" draw:layer="layout" svg:x1="15.6cm" svg:y1="11.2cm" svg:x2="17.3cm" svg:y2="11.2cm">
          <text:p/>
        </draw:line>
        <draw:line draw:style-name="gr3" draw:text-style-name="P1" draw:layer="layout" svg:x1="15.2cm" svg:y1="10.9cm" svg:x2="15.2cm" svg:y2="15.8cm">
          <text:p/>
        </draw:line>
        <draw:g>
          <draw:custom-shape draw:style-name="gr2" draw:text-style-name="P1" draw:layer="layout" svg:width="1.6cm" svg:height="0.6cm" svg:x="17.1cm" svg:y="1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7.401cm" svg:y="15.5cm">
            <draw:text-box>
              <text:p><text:span text:style-name="T4">&lt;&lt; 2</text:span></text:p>
            </draw:text-box>
          </draw:frame>
        </draw:g>
        <draw:g>
          <draw:custom-shape draw:style-name="gr2" draw:text-style-name="P1" draw:layer="layout" svg:width="2cm" svg:height="1cm" draw:transform="rotate (1.5707963267946) translate (19.106cm 17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106cm 16.5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8.9cm" svg:y="16.2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106cm" svg:y1="16.4cm" svg:x2="20.206cm" svg:y2="16.4cm">
            <text:p/>
          </draw:line>
          <draw:line draw:style-name="gr3" draw:text-style-name="P1" draw:layer="layout" svg:x1="19.006cm" svg:y1="15.8cm" svg:x2="19.106cm" svg:y2="15.8cm">
            <text:p/>
          </draw:line>
          <draw:line draw:style-name="gr3" draw:text-style-name="P1" draw:layer="layout" svg:x1="19.006cm" svg:y1="16.9cm" svg:x2="19.106cm" svg:y2="16.9cm">
            <text:p/>
          </draw:line>
          <draw:frame draw:style-name="gr31" draw:text-style-name="P3" draw:layer="layout" svg:width="0.684cm" svg:height="0.603cm" svg:x="19.441cm" svg:y="16.097cm">
            <draw:text-box>
              <text:p><text:span text:style-name="T2">+</text:span></text:p>
            </draw:text-box>
          </draw:frame>
        </draw:g>
        <draw:line draw:style-name="gr3" draw:text-style-name="P1" draw:layer="layout" svg:x1="18.5cm" svg:y1="15.8cm" svg:x2="19cm" svg:y2="15.8cm">
          <text:p/>
        </draw:line>
        <draw:g>
          <draw:custom-shape draw:style-name="gr57" draw:text-style-name="P1" draw:layer="layout" svg:width="2.2cm" svg:height="0.6cm" draw:transform="rotate (1.5707963267946) translate (2.9cm 10.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.7cm" svg:y="8.7cm">
            <draw:text-box>
              <text:p><text:span text:style-name="T4">00</text:span></text:p>
              <text:p><text:span text:style-name="T4">01</text:span></text:p>
              <text:p><text:span text:style-name="T10">10</text:span></text:p>
              <text:p><text:span text:style-name="T4"/></text:p>
            </draw:text-box>
          </draw:frame>
          <draw:line draw:style-name="gr3" draw:text-style-name="P1" draw:layer="layout" svg:x1="3.5cm" svg:y1="9.5cm" svg:x2="3.7cm" svg:y2="9.5cm">
            <text:p/>
          </draw:line>
          <draw:line draw:style-name="gr3" draw:text-style-name="P1" draw:layer="layout" svg:x1="2.7cm" svg:y1="9cm" svg:x2="2.9cm" svg:y2="9cm">
            <text:p/>
          </draw:line>
          <draw:line draw:style-name="gr3" draw:text-style-name="P1" draw:layer="layout" svg:x1="2.7cm" svg:y1="9.4cm" svg:x2="2.9cm" svg:y2="9.4cm">
            <text:p/>
          </draw:line>
          <draw:line draw:style-name="gr58" draw:text-style-name="P1" draw:layer="layout" svg:x1="2.7cm" svg:y1="9.7cm" svg:x2="2.9cm" svg:y2="9.7cm">
            <text:p/>
          </draw:line>
        </draw:g>
        <draw:line draw:style-name="gr58" draw:text-style-name="P1" draw:layer="layout" svg:x1="2.7cm" svg:y1="7.7cm" svg:x2="2.7cm" svg:y2="9.7cm">
          <text:p/>
        </draw:line>
        <draw:line draw:style-name="gr3" draw:text-style-name="P1" draw:layer="layout" svg:x1="2.4cm" svg:y1="9.4cm" svg:x2="2.4cm" svg:y2="19.7cm">
          <text:p/>
        </draw:line>
        <draw:line draw:style-name="gr3" draw:text-style-name="P1" draw:layer="layout" svg:x1="2.4cm" svg:y1="9.4cm" svg:x2="2.8cm" svg:y2="9.4cm">
          <text:p/>
        </draw:line>
        <draw:line draw:style-name="gr3" draw:text-style-name="P1" draw:layer="layout" svg:x1="2.2cm" svg:y1="9cm" svg:x2="2.7cm" svg:y2="9cm">
          <text:p/>
        </draw:line>
        <draw:line draw:style-name="gr3" draw:text-style-name="P1" draw:layer="layout" svg:x1="18.6cm" svg:y1="16.9cm" svg:x2="19cm" svg:y2="16.9cm">
          <text:p/>
        </draw:line>
        <draw:line draw:style-name="gr3" draw:text-style-name="P1" draw:layer="layout" svg:x1="18.6cm" svg:y1="16.9cm" svg:x2="18.6cm" svg:y2="18.3cm">
          <text:p/>
        </draw:line>
        <draw:line draw:style-name="gr3" draw:text-style-name="P1" draw:layer="layout" svg:x1="1.4cm" svg:y1="18.3cm" svg:x2="18.6cm" svg:y2="18.3cm">
          <text:p/>
        </draw:line>
        <draw:line draw:style-name="gr3" draw:text-style-name="P1" draw:layer="layout" svg:x1="7.2cm" svg:y1="13.5cm" svg:x2="7.9cm" svg:y2="13.5cm">
          <text:p/>
        </draw:line>
        <draw:line draw:style-name="gr3" draw:text-style-name="P1" draw:layer="layout" svg:x1="7.9cm" svg:y1="13.5cm" svg:x2="7.9cm" svg:y2="18.3cm">
          <text:p/>
        </draw:line>
        <draw:line draw:style-name="gr3" draw:text-style-name="P1" draw:layer="layout" svg:x1="1.1cm" svg:y1="9.2cm" svg:x2="1.4cm" svg:y2="9.2cm">
          <text:p/>
        </draw:line>
        <draw:line draw:style-name="gr3" draw:text-style-name="P1" draw:layer="layout" svg:x1="1.4cm" svg:y1="8.8cm" svg:x2="1.4cm" svg:y2="18.3cm">
          <text:p/>
        </draw:line>
        <draw:line draw:style-name="gr3" draw:text-style-name="P1" draw:layer="layout" svg:x1="20.2cm" svg:y1="16.4cm" svg:x2="21.3cm" svg:y2="16.4cm">
          <text:p/>
        </draw:line>
        <draw:line draw:style-name="gr3" draw:text-style-name="P1" draw:layer="layout" svg:x1="21.3cm" svg:y1="16.4cm" svg:x2="21.3cm" svg:y2="18.6cm">
          <text:p/>
        </draw:line>
        <draw:line draw:style-name="gr3" draw:text-style-name="P1" draw:layer="layout" svg:x1="1.1cm" svg:y1="18.6cm" svg:x2="21.3cm" svg:y2="18.6cm">
          <text:p/>
        </draw:line>
        <draw:line draw:style-name="gr3" draw:text-style-name="P1" draw:layer="layout" svg:x1="1.1cm" svg:y1="9.2cm" svg:x2="1.1cm" svg:y2="18.6cm">
          <text:p/>
        </draw:line>
        <draw:g>
          <draw:custom-shape draw:style-name="gr2" draw:text-style-name="P1" draw:layer="layout" svg:width="1.6cm" svg:height="0.6cm" svg:x="10.7cm" svg:y="18.8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1.001cm" svg:y="18.8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9.6cm" svg:y1="19.1cm" svg:x2="10.9cm" svg:y2="19.1cm">
          <text:p/>
        </draw:line>
        <draw:frame draw:style-name="gr56" draw:text-style-name="P4" draw:layer="layout" svg:width="0.828cm" svg:height="0.678cm" svg:x="9.872cm" svg:y="18.5cm">
          <draw:text-box>
            <text:p><text:span text:style-name="T3">25:0</text:span></text:p>
          </draw:text-box>
        </draw:frame>
        <draw:line draw:style-name="gr3" draw:text-style-name="P1" draw:layer="layout" svg:x1="12.1cm" svg:y1="19.1cm" svg:x2="12.5cm" svg:y2="19.1cm">
          <text:p/>
        </draw:line>
        <draw:line draw:style-name="gr3" draw:text-style-name="P1" draw:layer="layout" svg:x1="12.5cm" svg:y1="19.1cm" svg:x2="12.5cm" svg:y2="19.7cm">
          <text:p/>
        </draw:line>
        <draw:line draw:style-name="gr3" draw:text-style-name="P1" draw:layer="layout" svg:x1="2.4cm" svg:y1="19.7cm" svg:x2="12.5cm" svg:y2="19.7cm">
          <text:p/>
        </draw:line>
        <draw:line draw:style-name="gr36" draw:text-style-name="P1" draw:layer="layout" svg:x1="3.2cm" svg:y1="2.6cm" svg:x2="10.1cm" svg:y2="2.6cm">
          <text:p/>
        </draw:line>
        <draw:line draw:style-name="gr36" draw:text-style-name="P1" draw:layer="layout" svg:x1="3.2cm" svg:y1="2.6cm" svg:x2="3.2cm" svg:y2="8.7cm">
          <text:p/>
        </draw:line>
        <draw:line draw:style-name="gr36" draw:text-style-name="P1" draw:layer="layout" svg:x1="1.9cm" svg:y1="1.8cm" svg:x2="1.9cm" svg:y2="8.5cm">
          <text:p/>
        </draw:line>
        <draw:line draw:style-name="gr36" draw:text-style-name="P1" draw:layer="layout" svg:x1="1.9cm" svg:y1="1.8cm" svg:x2="24.6cm" svg:y2="1.8cm">
          <text:p/>
        </draw:line>
        <draw:line draw:style-name="gr58" draw:text-style-name="P1" draw:layer="layout" svg:x1="2.7cm" svg:y1="7.7cm" svg:x2="14.1cm" svg:y2="7.7cm">
          <text:p/>
        </draw:line>
        <draw:line draw:style-name="gr58" draw:text-style-name="P1" draw:layer="layout" svg:x1="14.1cm" svg:y1="7.7cm" svg:x2="14.1cm" svg:y2="9.3cm">
          <text:p/>
        </draw:line>
        <draw:line draw:style-name="gr3" draw:text-style-name="P1" draw:layer="layout" svg:x1="8.8cm" svg:y1="11.6cm" svg:x2="10.4cm" svg:y2="11.6cm">
          <text:p/>
        </draw:line>
        <draw:line draw:style-name="gr3" draw:text-style-name="P1" draw:layer="layout" svg:x1="8.8cm" svg:y1="11.6cm" svg:x2="8.8cm" svg:y2="20.1cm">
          <text:p/>
        </draw:line>
        <draw:line draw:style-name="gr3" draw:text-style-name="P1" draw:layer="layout" svg:x1="8.8cm" svg:y1="20.1cm" svg:x2="26.94cm" svg:y2="20.1cm">
          <text:p/>
        </draw:line>
        <draw:line draw:style-name="gr3" draw:text-style-name="P1" draw:layer="layout" svg:x1="3.1cm" svg:y1="17.8cm" svg:x2="3.1cm" svg:y2="18.3cm">
          <text:p/>
        </draw:line>
        <draw:frame draw:style-name="gr10" draw:text-style-name="P4" draw:layer="layout" svg:width="0.921cm" svg:height="0.678cm" svg:x="2.9cm" svg:y="17.6cm">
          <draw:text-box>
            <text:p><text:span text:style-name="T3">31:28</text:span></text:p>
          </draw:text-box>
        </draw:frame>
        <draw:frame draw:style-name="gr56" draw:text-style-name="P4" draw:layer="layout" svg:width="0.828cm" svg:height="0.678cm" svg:x="1.772cm" svg:y="17.6cm">
          <draw:text-box>
            <text:p><text:span text:style-name="T3">27:0</text:span></text:p>
          </draw:text-box>
        </draw:frame>
        <draw:line draw:style-name="gr3" draw:text-style-name="P1" draw:layer="layout" svg:x1="2.4cm" svg:y1="17.8cm" svg:x2="3.1cm" svg:y2="17.8cm">
          <text:p/>
        </draw:line>
        <draw:frame draw:style-name="gr59" draw:text-style-name="P2" draw:layer="layout" svg:width="1.582cm" svg:height="0.603cm" svg:x="2.218cm" svg:y="13.997cm">
          <draw:text-box>
            <text:p><text:span text:style-name="T1">PCJump</text:span></text:p>
          </draw:text-box>
        </draw:frame>
        <draw:line draw:style-name="gr21" draw:text-style-name="P1" draw:layer="layout" svg:x1="10.6cm" svg:y1="17.8cm" svg:x2="12.3cm" svg:y2="17.8cm">
          <text:p/>
        </draw:line>
        <draw:line draw:style-name="gr21" draw:text-style-name="P1" draw:layer="layout" svg:x1="13.5cm" svg:y1="17.8cm" svg:x2="25cm" svg:y2="17.8cm">
          <text:p/>
        </draw:line>
        <draw:line draw:style-name="gr60" draw:text-style-name="P1" draw:layer="layout" svg:x1="9.6cm" svg:y1="14.9cm" svg:x2="20cm" svg:y2="14.9cm">
          <text:p/>
        </draw:line>
        <draw:frame draw:style-name="gr56" draw:text-style-name="P4" draw:layer="layout" svg:width="0.828cm" svg:height="0.678cm" svg:x="9.8cm" svg:y="14.3cm">
          <draw:text-box>
            <text:p><text:span text:style-name="T3">10:6</text:span></text:p>
          </draw:text-box>
        </draw:frame>
        <draw:line draw:style-name="gr3" draw:text-style-name="P1" draw:layer="layout" svg:x1="17.5cm" svg:y1="9.5cm" svg:x2="19.4cm" svg:y2="9.5cm">
          <text:p/>
        </draw:line>
        <draw:line draw:style-name="gr36" draw:text-style-name="P1" draw:layer="layout" svg:x1="20cm" svg:y1="4.4cm" svg:x2="20cm" svg:y2="9.3cm">
          <text:p/>
        </draw:line>
        <draw:line draw:style-name="gr60" draw:text-style-name="P1" draw:layer="layout" svg:x1="20cm" svg:y1="11.1cm" svg:x2="20cm" svg:y2="14.9cm">
          <text:p/>
        </draw:line>
        <draw:line draw:style-name="gr51" draw:text-style-name="P1" draw:layer="layout" svg:x1="11.7cm" svg:y1="4.4cm" svg:x2="20cm" svg:y2="4.4cm">
          <text:p/>
        </draw:line>
        <draw:line draw:style-name="gr3" draw:text-style-name="P1" draw:layer="layout" svg:x1="20.4cm" svg:y1="10.2cm" svg:x2="22.2cm" svg:y2="10.2cm">
          <text:p/>
        </draw:line>
        <draw:line draw:style-name="gr3" draw:text-style-name="P1" draw:layer="layout" svg:x1="16.5cm" svg:y1="10.5cm" svg:x2="16.5cm" svg:y2="11.9cm">
          <text:p/>
        </draw:line>
        <draw:line draw:style-name="gr3" draw:text-style-name="P1" draw:layer="layout" svg:x1="16.5cm" svg:y1="11.9cm" svg:x2="22.2cm" svg:y2="11.9cm">
          <text:p/>
        </draw:line>
        <draw:g>
          <draw:custom-shape draw:style-name="gr28" draw:text-style-name="P1" draw:layer="layout" svg:width="2.176cm" svg:height="0.594cm" draw:transform="rotate (1.5707963267946) translate (17.353cm 12.0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1" draw:text-style-name="P6" draw:layer="layout" svg:width="0.902cm" svg:height="1.823cm" svg:x="17.155cm" svg:y="10.209cm">
            <draw:text-box>
              <text:p><text:span text:style-name="T4">00</text:span></text:p>
              <text:p><text:span text:style-name="T4">01</text:span></text:p>
              <text:p><text:span text:style-name="T11">10</text:span></text:p>
              <text:p><text:span text:style-name="T4"/></text:p>
            </draw:text-box>
          </draw:frame>
          <draw:line draw:style-name="gr3" draw:text-style-name="P1" draw:layer="layout" svg:x1="17.947cm" svg:y1="11cm" svg:x2="18.145cm" svg:y2="11cm">
            <text:p/>
          </draw:line>
          <draw:line draw:style-name="gr3" draw:text-style-name="P1" draw:layer="layout" svg:x1="17.155cm" svg:y1="10.505cm" svg:x2="17.353cm" svg:y2="10.505cm">
            <text:p/>
          </draw:line>
          <draw:line draw:style-name="gr3" draw:text-style-name="P1" draw:layer="layout" svg:x1="17.155cm" svg:y1="10.901cm" svg:x2="17.353cm" svg:y2="10.901cm">
            <text:p/>
          </draw:line>
          <draw:line draw:style-name="gr55" draw:text-style-name="P1" draw:layer="layout" svg:x1="17.155cm" svg:y1="11.198cm" svg:x2="17.353cm" svg:y2="11.198cm">
            <text:p/>
          </draw:line>
        </draw:g>
        <draw:line draw:style-name="gr51" draw:text-style-name="P1" draw:layer="layout" svg:x1="11.8cm" svg:y1="3.8cm" svg:x2="22.5cm" svg:y2="3.8cm">
          <text:p/>
        </draw:line>
        <draw:line draw:style-name="gr3" draw:text-style-name="P1" draw:layer="layout" svg:x1="20.4cm" svg:y1="9.6cm" svg:x2="21.3cm" svg:y2="9.6cm">
          <text:p/>
        </draw:line>
        <draw:line draw:style-name="gr3" draw:text-style-name="P1" draw:layer="layout" svg:x1="21.3cm" svg:y1="4.2cm" svg:x2="21.3cm" svg:y2="9.6cm">
          <text:p/>
        </draw:line>
        <draw:line draw:style-name="gr3" draw:text-style-name="P1" draw:layer="layout" svg:x1="21.3cm" svg:y1="4.2cm" svg:x2="22.5cm" svg:y2="4.2cm">
          <text:p/>
        </draw:line>
        <draw:line draw:style-name="gr51" draw:text-style-name="P1" draw:layer="layout" svg:x1="23.5cm" svg:y1="4cm" svg:x2="24.6cm" svg:y2="4cm">
          <text:p/>
        </draw:line>
        <draw:line draw:style-name="gr36" draw:text-style-name="P1" draw:layer="layout" svg:x1="24.6cm" svg:y1="1.8cm" svg:x2="24.6cm" svg:y2="4cm">
          <text:p/>
        </draw:line>
        <draw:line draw:style-name="gr51" draw:text-style-name="P1" draw:layer="layout" svg:x1="11.7cm" svg:y1="3.2cm" svg:x2="23.8cm" svg:y2="3.2cm">
          <text:p/>
        </draw:line>
        <draw:line draw:style-name="gr36" draw:text-style-name="P1" draw:layer="layout" svg:x1="23.8cm" svg:y1="3.2cm" svg:x2="23.8cm" svg:y2="9.4cm">
          <text:p/>
        </draw:line>
        <draw:frame draw:style-name="gr62" draw:text-style-name="P8" draw:layer="layout" svg:width="1.332cm" svg:height="0.603cm" svg:x="24.168cm" svg:y="3.897cm">
          <draw:text-box>
            <text:p><text:span text:style-name="T7">PCSrc</text:span></text:p>
          </draw:text-box>
        </draw:frame>
        <draw:line draw:style-name="gr3" draw:text-style-name="P1" draw:layer="layout" svg:x1="22.1cm" svg:y1="8.8cm" svg:x2="22.1cm" svg:y2="10.2cm">
          <text:p/>
        </draw:line>
        <draw:line draw:style-name="gr3" draw:text-style-name="P1" draw:layer="layout" svg:x1="22.1cm" svg:y1="8.8cm" svg:x2="25cm" svg:y2="8.8cm">
          <text:p/>
        </draw:line>
        <draw:line draw:style-name="gr3" draw:text-style-name="P1" draw:layer="layout" svg:x1="25cm" svg:y1="9.8cm" svg:x2="25.8cm" svg:y2="9.8cm">
          <text:p/>
        </draw:line>
        <draw:line draw:style-name="gr3" draw:text-style-name="P1" draw:layer="layout" svg:x1="25cm" svg:y1="8.8cm" svg:x2="25cm" svg:y2="9.8cm">
          <text:p/>
        </draw:line>
        <draw:line draw:style-name="gr3" draw:text-style-name="P1" draw:layer="layout" svg:x1="24.7cm" svg:y1="10.2cm" svg:x2="25.8cm" svg:y2="10.2cm">
          <text:p/>
        </draw:line>
        <draw:line draw:style-name="gr21" draw:text-style-name="P1" draw:layer="layout" svg:x1="25cm" svg:y1="10.5cm" svg:x2="25.8cm" svg:y2="10.5cm">
          <text:p/>
        </draw:line>
        <draw:line draw:style-name="gr22" draw:text-style-name="P1" draw:layer="layout" svg:x1="25.4cm" svg:y1="10.9cm" svg:x2="25.9cm" svg:y2="10.9cm">
          <text:p/>
        </draw:line>
        <draw:line draw:style-name="gr21" draw:text-style-name="P1" draw:layer="layout" svg:x1="25cm" svg:y1="10.5cm" svg:x2="25cm" svg:y2="17.8cm">
          <text:p/>
        </draw:line>
        <draw:line draw:style-name="gr22" draw:text-style-name="P1" draw:layer="layout" svg:x1="25.4cm" svg:y1="10.9cm" svg:x2="25.4cm" svg:y2="18.3cm">
          <text:p/>
        </draw:line>
        <draw:line draw:style-name="gr3" draw:text-style-name="P1" draw:layer="layout" svg:x1="26.6cm" svg:y1="10.3cm" svg:x2="26.9cm" svg:y2="10.3cm">
          <text:p/>
        </draw:line>
        <draw:line draw:style-name="gr3" draw:text-style-name="P1" draw:layer="layout" svg:x1="26.9cm" svg:y1="10.3cm" svg:x2="26.9cm" svg:y2="20.1cm">
          <text:p/>
        </draw:line>
        <draw:frame draw:style-name="gr63" draw:text-style-name="P10" draw:layer="layout" svg:width="2.838cm" svg:height="3.151cm" svg:x="3.9cm" svg:y="3.229cm">
          <draw:text-box>
            <text:p><text:span text:style-name="T12">jr</text:span></text:p>
            <text:p><text:span text:style-name="T13">andi, </text:span><text:span text:style-name="T14">ori</text:span></text:p>
            <text:p><text:span text:style-name="T15">jal</text:span></text:p>
            <text:p><text:span text:style-name="T16">lui</text:span></text:p>
            <text:p><text:span text:style-name="T17">sll</text:span></text:p>
            <text:p><text:span text:style-name="T18">indexIntAdr</text:span></text:p>
          </draw:text-box>
        </draw:frame>
        <draw:line draw:style-name="gr22" draw:text-style-name="P1" draw:layer="layout" svg:x1="18.6cm" svg:y1="18.3cm" svg:x2="25.4cm" svg:y2="18.3cm">
          <text:p/>
        </draw:line>
        <draw:line draw:style-name="gr51" draw:text-style-name="P1" draw:layer="layout" svg:x1="11.8cm" svg:y1="2.6cm" svg:x2="26.2cm" svg:y2="2.6cm">
          <text:p/>
        </draw:line>
        <draw:line draw:style-name="gr36" draw:text-style-name="P1" draw:layer="layout" svg:x1="26.2cm" svg:y1="2.6cm" svg:x2="26.2cm" svg:y2="9.5cm">
          <text:p/>
        </draw:line>
        <draw:frame draw:style-name="gr64" draw:text-style-name="P2" draw:layer="layout" svg:width="1.315cm" svg:height="0.603cm" svg:x="26.3cm" svg:y="9.797cm">
          <draw:text-box>
            <text:p><text:span text:style-name="T1">Result</text:span></text:p>
          </draw:text-box>
        </draw:frame>
        <draw:frame draw:style-name="gr65" draw:text-style-name="P2" draw:layer="layout" svg:width="1.755cm" svg:height="0.603cm" svg:x="24.345cm" svg:y="9.697cm">
          <draw:text-box>
            <text:p><text:span text:style-name="T1">ReadData</text:span></text:p>
          </draw:text-box>
        </draw:frame>
        <draw:frame draw:style-name="gr41" draw:text-style-name="P2" draw:layer="layout" svg:width="1.81cm" svg:height="0.603cm" svg:x="20cm" svg:y="15.897cm">
          <draw:text-box>
            <text:p><text:span text:style-name="T1">PCBranch</text:span></text:p>
          </draw:text-box>
        </draw:frame>
        <draw:frame draw:style-name="gr66" draw:text-style-name="P2" draw:layer="layout" svg:width="1.827cm" svg:height="0.603cm" svg:x="20.2cm" svg:y="11.397cm">
          <draw:text-box>
            <text:p><text:span text:style-name="T1">WriteData</text:span></text:p>
          </draw:text-box>
        </draw:frame>
        <draw:frame draw:style-name="gr67" draw:text-style-name="P2" draw:layer="layout" svg:width="1.967cm" svg:height="0.603cm" svg:x="20.233cm" svg:y="9.7cm">
          <draw:text-box>
            <text:p><text:span text:style-name="T1">ALUResult</text:span></text:p>
          </draw:text-box>
        </draw:frame>
        <draw:frame draw:style-name="gr8" draw:text-style-name="P2" draw:layer="layout" svg:width="1.154cm" svg:height="0.603cm" svg:x="17.973cm" svg:y="8.997cm">
          <draw:text-box>
            <text:p><text:span text:style-name="T1">SrcA</text:span></text:p>
          </draw:text-box>
        </draw:frame>
        <draw:frame draw:style-name="gr4" draw:text-style-name="P2" draw:layer="layout" svg:width="1.137cm" svg:height="0.603cm" svg:x="18cm" svg:y="10.497cm">
          <draw:text-box>
            <text:p><text:span text:style-name="T1">SrcB</text:span></text:p>
          </draw:text-box>
        </draw:frame>
        <draw:frame draw:style-name="gr68" draw:text-style-name="P2" draw:layer="layout" svg:width="1.687cm" svg:height="0.603cm" svg:x="15.6cm" svg:y="15.2cm">
          <draw:text-box>
            <text:p><text:span text:style-name="T1">SignImm</text:span></text:p>
          </draw:text-box>
        </draw:frame>
        <draw:frame draw:style-name="gr69" draw:text-style-name="P2" draw:layer="layout" svg:width="2.022cm" svg:height="0.603cm" svg:x="14.7cm" svg:y="16.797cm">
          <draw:text-box>
            <text:p><text:span text:style-name="T1">ZeroImm</text:span></text:p>
          </draw:text-box>
        </draw:frame>
        <draw:frame draw:style-name="gr70" draw:text-style-name="P2" draw:layer="layout" svg:width="1.975cm" svg:height="0.7cm" svg:x="10.7cm" svg:y="13.7cm">
          <draw:text-box>
            <text:p><text:span text:style-name="T1">WriteReg</text:span><text:span text:style-name="T3">4:0</text:span></text:p>
          </draw:text-box>
        </draw:frame>
        <draw:frame draw:style-name="gr64" draw:text-style-name="P2" draw:layer="layout" svg:width="1.315cm" svg:height="0.603cm" svg:x="18.185cm" svg:y="14.397cm">
          <draw:text-box>
            <text:p><text:span text:style-name="T1">Shamt</text:span></text:p>
          </draw:text-box>
        </draw:frame>
        <draw:frame draw:style-name="gr38" draw:text-style-name="P2" draw:layer="layout" svg:width="1.899cm" svg:height="0.603cm" svg:x="22.501cm" svg:y="17.197cm">
          <draw:text-box>
            <text:p><text:span text:style-name="T1">UpperImm</text:span></text:p>
          </draw:text-box>
        </draw:frame>
        <draw:line draw:style-name="gr3" draw:text-style-name="P1" draw:layer="layout" svg:x1="18cm" svg:y1="11cm" svg:x2="19.3cm" svg:y2="11cm">
          <text:p/>
        </draw:line>
        <draw:frame draw:style-name="gr32" draw:text-style-name="P2" draw:layer="layout" svg:width="1.387cm" svg:height="0.603cm" svg:x="23.5cm" svg:y="17.797cm">
          <draw:text-box>
            <text:p><text:span text:style-name="T1">PC + 4</text:span></text:p>
          </draw:text-box>
        </draw:frame>
        <draw:path draw:style-name="gr71" draw:text-style-name="P1" draw:layer="layout" svg:width="1.082cm" svg:height="0cm" svg:x="5.009cm" svg:y="9.505cm" svg:viewBox="0 0 1083 0" svg:d="M0 0c195 0 391 0 587 0h184 183 129">
          <text:p/>
        </draw:path>
        <draw:path draw:style-name="gr71" draw:text-style-name="P1" draw:layer="layout" svg:width="2.072cm" svg:height="0.224cm" svg:x="8.459cm" svg:y="9.303cm" svg:viewBox="0 0 2073 225" svg:d="M0 183c211-36 411 66 623 37 193-26 385-61 569-128s365-91 551-92l183 18 147 19">
          <text:p/>
        </draw:path>
        <draw:path draw:style-name="gr71" draw:text-style-name="P1" draw:layer="layout" svg:width="2.733cm" svg:height="0.131cm" svg:x="13.945cm" svg:y="9.208cm" svg:viewBox="0 0 2734 132" svg:d="M0 132c206-36 416-25 624-19 213 7 411-74 623-73 201 1 405 5 606 0 189-4 377-53 569-37h183l129 18">
          <text:p/>
        </draw:path>
        <draw:path draw:style-name="gr71" draw:text-style-name="P1" draw:layer="layout" svg:width="2.072cm" svg:height="0.1cm" svg:x="17.358cm" svg:y="9.404cm" svg:viewBox="0 0 2073 101" svg:d="M0 101c225-47 454 6 679-55 178-49 364-18 550-37 193-20 391 0 587 0h184l73 18">
          <text:p/>
        </draw:path>
        <draw:path draw:style-name="gr72" draw:text-style-name="P1" draw:layer="layout" svg:width="2.568cm" svg:height="7.532cm" svg:x="9.523cm" svg:y="9.4cm" svg:viewBox="0 0 2569 7533" svg:d="M73 0c-31 200-75 397-73 605 2 242 29 481 36 723 6 220 24 441 37 664 13 222 14 440 37 664 20 192 16 390 0 585-18 215-16 430-19 645-3 233-33 470 0 702 32 223 32 441 37 664 5 220-14 442 0 664 11 180-4 482 257 488 188 4 388 57 569-58 283-179 198 255 220 390 33 200-85 388-55 585 49 324 342 175 532 196 185 20 363-83 551-79l183-19 184 19">
          <text:p/>
        </draw:path>
        <draw:path draw:style-name="gr71" draw:text-style-name="P1" draw:layer="layout" svg:width="2.495cm" svg:height="5.817cm" svg:x="14.825cm" svg:y="11.116cm" svg:viewBox="0 0 2496 5818" svg:d="M0 5783c188 33 382 51 569 19 224-39 259-317 276-514 16-185 25-369 18-551-7-186 18-365 18-550-1-214 42-428 37-642-5-195-23-395 0-588 24-199-24-370-37-568-12-196 8-386-36-569-51-210-67-416-92-624-23-189-22-383-55-569-34-193-29-419 110-550 158-150 392-37 587-19 196 18 391 48 587 74h184 183 147">
          <text:p/>
        </draw:path>
        <draw:path draw:style-name="gr71" draw:text-style-name="P1" draw:layer="layout" svg:width="1.375cm" svg:height="0cm" svg:x="18cm" svg:y="11.027cm" svg:viewBox="0 0 1376 1" svg:d="M0 0c238 2 477 0 715 0 196 0 392 0 588 0h73">
          <text:p/>
        </draw:path>
        <draw:path draw:style-name="gr71" draw:text-style-name="P1" draw:layer="layout" svg:width="5.486cm" svg:height="1.542cm" svg:x="20.403cm" svg:y="8.727cm" svg:viewBox="0 0 5487 1543" svg:d="M0 1438c191 59 390 67 588 92 181 23 368 16 550-18 187-35 477-55 496-294 15-190-19-383-56-569-46-232 88-453 257-569 156-107 366-77 551-73 208 4 417-9 624 18 182 24 367 29 550 55s370-9 551 19c158 24 459-51 440 238-12 184 2 375 73 551 107 267 359 130 551 165l183-18h129">
          <text:p/>
        </draw:path>
        <draw:path draw:style-name="gr71" draw:text-style-name="P1" draw:layer="layout" svg:width="18.364cm" svg:height="9.901cm" svg:x="8.62cm" svg:y="10.312cm" svg:viewBox="0 0 18365 9902" svg:d="M17949 0c207 65 352 271 367 477 16 200 10 405 0 606-9 195 1 385-55 587-49 176 0 366 0 550 0 194-2 392 0 587 2 202 6 403 18 606 11 186 63 358 55 550-9 215-28 427-18 643 10 188-35 385 18 568 64 219-147 341-129 551 16 188 3 378 19 569 18 198 80 389 92 587 13 207 50 414 36 624-11 188 45 389-18 568-73 208-131 422-129 643 2 190 58 377 56 568-2 178 128 471-184 496-221 17-439 73-660 73-190 0-381 13-569-18-206-35-417-31-624-18-198 13-380-50-569-74-190-24-380-16-569-18-208-3-417 0-624 0-196 0-393 0-587 0-227 0-453 0-679 0-257 0-514 0-770 0-233 0-467 0-698 0-233 0-466-5-697 0-233 5-466-13-697 36-226 48-442 140-679 129-220-11-441 0-661 0-233 0-467 26-697 0-241-27-479-59-715-110-224-48-452-17-679-37-232-20-467 0-698 0-196 0-392 0-587 0-214 0-429 0-642 0-209 0-417-10-624 0-185 9-366-27-550-18-208 10-417 5-624 0-210-5-417 34-624 55-194 20-393 0-587 0-196 0-393 0-587 0-184 0-369 3-551 0-184-3-377 43-550-19-241-86-167-374-110-550 60-186 70-380 73-569 5-206-116-375-92-587 22-192 74-372 55-569-19-195 17-393 0-587-17-197-55-392-91-587-35-188-31-368-37-551-5-195 8-393 0-587-8-202-38-403-37-605 1-203-19-400-36-606-15-196 16-392 18-587 3-207 0-417 0-624 0-201 9-405 0-605-9-210 1-420 37-624 31-167 90-398 348-404 215-5 353 83 551 110 187 25 366 25 550 37l184-18 183-19 92-18">
          <text:p/>
        </draw:path>
        <draw:path draw:style-name="gr71" draw:text-style-name="P1" draw:layer="layout" svg:width="4.446cm" svg:height="0.152cm" svg:x="9.7cm" svg:y="12.343cm" svg:viewBox="0 0 4447 153" svg:d="M0 153c208-42 419-8 629-37 214-29 432-40 649-37 223 3 445-3 669-18 221-15 448-6 670 0 243 7 485-38 728-55 201-14 406 0 610 0h216 197l79 18">
          <text:p/>
        </draw:path>
        <draw:path draw:style-name="gr71" draw:text-style-name="P1" draw:layer="layout" svg:width="5.395cm" svg:height="3.441cm" svg:x="9.555cm" svg:y="11.076cm" svg:viewBox="0 0 5396 3442" svg:d="M5197 1897c271 74 187 359 184 550-3 208-111 372-202 550-88 171-19 466-331 441-183-16-370-27-550 0-222 33-387-118-605-92-191 21-373-55-569-55-197 0-392-17-587-18-214-3-429 0-643 0-232 0-465 0-697 0-183 0-368 5-550 0-184-5-414 93-551-37-142-135-58-380-73-569-17-203-19-404-19-605 0-196-17-394 19-587 36-195 13-393 36-588 22-183 37-367 19-550-21-215 207-451 385-275l184 36h183 92">
          <text:p/>
        </draw:path>
        <draw:path draw:style-name="gr71" draw:text-style-name="P1" draw:layer="layout" svg:width="0.884cm" svg:height="3.241cm" svg:x="5.317cm" svg:y="9.7cm" svg:viewBox="0 0 885 3242" svg:d="M169 0c-17 272-127 528-128 805-1 292-27 589 0 881 21 226-60 424-37 648 21 211 95 415 110 627 19 259 268 300 440 275l184-40 147 20">
          <text:p/>
        </draw:path>
        <draw:path draw:style-name="gr71" draw:text-style-name="P1" draw:layer="layout" svg:width="6.851cm" svg:height="9.353cm" svg:x="1.018cm" svg:y="8.826cm" svg:viewBox="0 0 6852 9354" svg:d="M6230 4679c194 9 480 17 532 275 43 208-30 412-92 605-71 226-11 467-37 698-21 201-30 404-18 605 13 208-15 418 18 624 36 215 102 425 129 642 24 190 85 377 73 569-11 190 79 417-73 569-146 147-366 63-551 73-213 11-429 0-642 0-209 0-417 0-624 0-189 0-381 0-569 0-196 0-393 0-587 0-196 0-392 0-587 0-184 0-367 0-550 0-189 0-381-6-569 0-191 6-380-30-569-36-189-7-381 1-569 0-186-1-431 54-550-111-122-169 0-392 0-587 0-196 0-392 0-587 0-213 5-429 0-642-5-246 14-491 36-734 21-221 105-432 74-661-29-214 12-430 36-642 25-208 25-417 19-624-6-228 48-465-74-679-109-191-56-418-36-623 20-202 16-404 18-606 2-189 28-383 0-569-30-204-37-408-92-605-53-193-45-394-91-587-49-208-173-387-239-587-47-142-126-473 165-441h184l183-18">
          <text:p/>
        </draw:path>
        <draw:path draw:style-name="gr71" draw:text-style-name="P1" draw:layer="layout" svg:width="0.733cm" svg:height="0.019cm" svg:x="2.165cm" svg:y="8.989cm" svg:viewBox="0 0 734 20" svg:d="M0 20c182-33 366-13 550-18h184">
          <text:p/>
        </draw:path>
        <draw:path draw:style-name="gr71" draw:text-style-name="P1" draw:layer="layout" svg:width="0.752cm" svg:height="0.081cm" svg:x="3.449cm" svg:y="9.478cm" svg:viewBox="0 0 753 82" svg:d="M0 8c194-39 374 75 569 37l184 37">
          <text:p/>
        </draw:path>
        <draw:frame draw:style-name="gr73" draw:text-style-name="P2" draw:layer="layout" svg:width="1.671cm" svg:height="1.353cm" svg:x="8.2cm" svg:y="1.647cm">
          <draw:text-box>
            <text:p><text:span text:style-name="T1">0 =</text:span></text:p>
          </draw:text-box>
        </draw:frame>
        <draw:frame draw:style-name="gr73" draw:text-style-name="P2" draw:layer="layout" svg:width="1.671cm" svg:height="1.353cm" svg:x="12.429cm" svg:y="5.947cm">
          <draw:text-box>
            <text:p><text:span text:style-name="T1">= 1</text:span></text:p>
          </draw:text-box>
        </draw:frame>
        <draw:frame draw:style-name="gr73" draw:text-style-name="P2" draw:layer="layout" svg:width="1.671cm" svg:height="1.353cm" svg:x="12.2cm" svg:y="5.3cm">
          <draw:text-box>
            <text:p><text:span text:style-name="T1">= 0</text:span></text:p>
          </draw:text-box>
        </draw:frame>
        <draw:frame draw:style-name="gr73" draw:text-style-name="P2" draw:layer="layout" svg:width="1.671cm" svg:height="1.353cm" svg:x="12.5cm" svg:y="4.747cm">
          <draw:text-box>
            <text:p><text:span text:style-name="T1">= 0</text:span></text:p>
          </draw:text-box>
        </draw:frame>
        <draw:frame draw:style-name="gr74" draw:text-style-name="P2" draw:layer="layout" svg:width="1.942cm" svg:height="1.353cm" svg:x="12.458cm" svg:y="4.1cm">
          <draw:text-box>
            <text:p><text:span text:style-name="T1">= '10'</text:span></text:p>
          </draw:text-box>
        </draw:frame>
        <draw:frame draw:style-name="gr73" draw:text-style-name="P2" draw:layer="layout" svg:width="1.671cm" svg:height="1.353cm" svg:x="12.2cm" svg:y="2.947cm">
          <draw:text-box>
            <text:p><text:span text:style-name="T1">= 0</text:span></text:p>
          </draw:text-box>
        </draw:frame>
        <draw:frame draw:style-name="gr73" draw:text-style-name="P2" draw:layer="layout" svg:width="1.671cm" svg:height="1.353cm" svg:x="12.6cm" svg:y="2.347cm">
          <draw:text-box>
            <text:p><text:span text:style-name="T1">= 0</text:span></text:p>
          </draw:text-box>
        </draw:frame>
        <draw:frame draw:style-name="gr73" draw:text-style-name="P2" draw:layer="layout" svg:width="1.671cm" svg:height="1.353cm" svg:x="12.7cm" svg:y="1.747cm">
          <draw:text-box>
            <text:p><text:span text:style-name="T1">= 0</text:span></text:p>
          </draw:text-box>
        </draw:frame>
        <draw:frame draw:style-name="gr75" draw:text-style-name="P2" draw:layer="layout" svg:width="2.581cm" svg:height="1.353cm" svg:x="13.019cm" svg:y="3.5cm">
          <draw:text-box>
            <text:p><text:span text:style-name="T1">= '100100'</text:span></text:p>
          </draw:text-box>
        </draw:frame>
        <draw:frame draw:style-name="gr76" draw:text-style-name="P11" draw:layer="layout" svg:width="6.416cm" svg:height="0.729cm" svg:x="1.001cm" svg:y="0.1cm">
          <draw:text-box>
            <text:p><text:span text:style-name="T19">andi : [rt] = [rs] &amp; ZeroImm</text:span></text:p>
          </draw:text-box>
        </draw:frame>
        <draw:g>
          <draw:rect draw:style-name="gr77" draw:text-style-name="P12" draw:layer="layout" svg:width="2.5cm" svg:height="0.6cm" svg:x="13.001cm" svg:y="0.2cm">
            <text:p text:style-name="P1"><text:span text:style-name="T20">rs</text:span></text:p>
          </draw:rect>
          <draw:rect draw:style-name="gr77" draw:text-style-name="P12" draw:layer="layout" svg:width="2.5cm" svg:height="0.6cm" svg:x="15.501cm" svg:y="0.2cm">
            <text:p text:style-name="P1"><text:span text:style-name="T20">rt</text:span></text:p>
          </draw:rect>
          <draw:rect draw:style-name="gr77" draw:text-style-name="P12" draw:layer="layout" svg:width="7.499cm" svg:height="0.6cm" svg:x="18.001cm" svg:y="0.2cm">
            <text:p text:style-name="P1"><text:span text:style-name="T20">immediate</text:span></text:p>
          </draw:rect>
          <draw:rect draw:style-name="gr77" draw:text-style-name="P12" draw:layer="layout" svg:width="2.5cm" svg:height="0.6cm" svg:x="10.512cm" svg:y="0.2cm">
            <text:p text:style-name="P1"><text:span text:style-name="T20">opcode</text:span></text:p>
          </draw:rect>
          <draw:frame draw:style-name="gr78" draw:text-style-name="P13" draw:layer="layout" svg:width="0.794cm" svg:height="0.814cm" svg:x="10.265cm" svg:y="0.394cm">
            <draw:text-box>
              <text:p><text:span text:style-name="T21">31</text:span></text:p>
            </draw:text-box>
          </draw:frame>
          <draw:frame draw:style-name="gr78" draw:text-style-name="P13" draw:layer="layout" svg:width="0.794cm" svg:height="0.814cm" svg:x="12.436cm" svg:y="0.394cm">
            <draw:text-box>
              <text:p><text:span text:style-name="T21">26</text:span></text:p>
            </draw:text-box>
          </draw:frame>
          <draw:frame draw:style-name="gr78" draw:text-style-name="P13" draw:layer="layout" svg:width="0.794cm" svg:height="0.814cm" svg:x="12.81cm" svg:y="0.394cm">
            <draw:text-box>
              <text:p><text:span text:style-name="T21">25</text:span></text:p>
            </draw:text-box>
          </draw:frame>
          <draw:frame draw:style-name="gr78" draw:text-style-name="P13" draw:layer="layout" svg:width="0.794cm" svg:height="0.814cm" svg:x="14.935cm" svg:y="0.394cm">
            <draw:text-box>
              <text:p><text:span text:style-name="T21">21</text:span></text:p>
            </draw:text-box>
          </draw:frame>
          <draw:frame draw:style-name="gr78" draw:text-style-name="P13" draw:layer="layout" svg:width="0.794cm" svg:height="0.814cm" svg:x="15.326cm" svg:y="0.394cm">
            <draw:text-box>
              <text:p><text:span text:style-name="T21">20</text:span></text:p>
            </draw:text-box>
          </draw:frame>
          <draw:frame draw:style-name="gr78" draw:text-style-name="P13" draw:layer="layout" svg:width="0.794cm" svg:height="0.814cm" svg:x="17.397cm" svg:y="0.394cm">
            <draw:text-box>
              <text:p><text:span text:style-name="T21">16</text:span></text:p>
            </draw:text-box>
          </draw:frame>
          <draw:frame draw:style-name="gr78" draw:text-style-name="P13" draw:layer="layout" svg:width="0.794cm" svg:height="0.814cm" svg:x="17.799cm" svg:y="0.394cm">
            <draw:text-box>
              <text:p><text:span text:style-name="T21">15</text:span></text:p>
            </draw:text-box>
          </draw:frame>
          <draw:frame draw:style-name="gr79" draw:text-style-name="P13" draw:layer="layout" svg:width="0.65cm" svg:height="0.814cm" svg:x="25.082cm" svg:y="0.394cm">
            <draw:text-box>
              <text:p><text:span text:style-name="T21">0</text:span></text:p>
            </draw:text-box>
          </draw:frame>
          <draw:frame draw:style-name="gr80" draw:text-style-name="P14" draw:layer="layout" svg:width="1.27cm" svg:height="0.729cm" svg:x="9.301cm" svg:y="0.1cm">
            <draw:text-box>
              <text:p><text:span text:style-name="T22">I</text:span><text:span text:style-name="T20"> 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t YourBusiness</meta:initial-creator>
    <meta:creation-date>2018-04-12T10:43:23</meta:creation-date>
    <dc:date>2018-04-13T20:36:13</dc:date>
    <dc:creator>Not YourBusiness</dc:creator>
    <meta:editing-duration>PT6H50M57S</meta:editing-duration>
    <meta:editing-cycles>95</meta:editing-cycles>
    <meta:generator>OpenOffice/4.1.5$Unix OpenOffice.org_project/415m1$Build-9789</meta:generator>
    <meta:document-statistic meta:object-count="336"/>
  </office:meta>
</office:document-meta>
</file>